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E616551498EA919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>
        <style:tab-stops/>
      </style:paragraph-properties>
      <style:text-properties fo:color="#610506" fo:font-size="7pt" fo:text-shadow="none" fo:font-weight="bold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E616551498EA919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edro nega saber que Jesus e Anás questionam Jesus</text:span></text:p>
            <text:p text:style-name="P3"><text:span text:style-name="T2">(João 18.15-27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0:19.636000000</dc:date>
    <meta:editing-duration>PT2H29M3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